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5.60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Tam. Caso</text:p>
          </table:table-cell>
          <table:table-cell office:value-type="string" table:style-name="ce2">
            <text:p>Tiempo (us)</text:p>
          </table:table-cell>
          <table:table-cell office:value-type="string" table:style-name="ce2">
            <text:p>K=Tiempo/f(n)</text:p>
          </table:table-cell>
          <table:table-cell office:value-type="string" table:style-name="ce2">
            <text:p>Tiempo Teorico estimado = K*f(n)</text:p>
          </table:table-cell>
          <table:table-cell table:number-columns-repeated="16380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2872" table:style-name="ce1">
            <text:p>2872</text:p>
          </table:table-cell>
          <table:table-cell office:value-type="float" office:value="7.1800000000000003E-2" table:formula="of:=[.B2]/(LOG10([.A2])*[.A2])" table:style-name="ce1">
            <text:p>0,0718</text:p>
          </table:table-cell>
          <table:table-cell office:value-type="float" office:value="1215.892166332068" table:formula="of:=[.C20]*(LOG10([.A2])*[.A2])" table:style-name="ce1">
            <text:p>1215,892166</text:p>
          </table:table-cell>
          <table:table-cell table:style-name="ce1">
            <draw:frame draw:z-index="1" draw:id="id0" draw:style-name="a0" draw:name="Gráfico 3" svg:x="0.13542in" svg:y="0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2295" table:style-name="ce1">
            <text:p>2295</text:p>
          </table:table-cell>
          <table:table-cell office:value-type="float" office:value="2.6679655830274023E-2" table:formula="of:=[.B3]/(LOG10([.A3])*[.A3])" table:style-name="ce1">
            <text:p>0,026679656</text:p>
          </table:table-cell>
          <table:table-cell office:value-type="float" office:value="2614.794339443542" table:formula="of:=[.C20]*(LOG10([.A3])*[.A3])" table:style-name="ce1">
            <text:p>2614,794339</text:p>
          </table:table-cell>
          <table:table-cell table:number-columns-repeated="16380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5041" table:style-name="ce1">
            <text:p>5041</text:p>
          </table:table-cell>
          <table:table-cell office:value-type="float" office:value="3.7531557394429968E-2" table:formula="of:=[.B4]/(LOG10([.A4])*[.A4])" table:style-name="ce1">
            <text:p>0,037531557</text:p>
          </table:table-cell>
          <table:table-cell office:value-type="float" office:value="4082.7724959993284" table:formula="of:=[.C20]*(LOG10([.A4])*[.A4])" table:style-name="ce1">
            <text:p>4082,772496</text:p>
          </table:table-cell>
          <table:table-cell table:number-columns-repeated="16380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6220" table:style-name="ce1">
            <text:p>6220</text:p>
          </table:table-cell>
          <table:table-cell office:value-type="float" office:value="3.3789216197316278E-2" table:formula="of:=[.B5]/(LOG10([.A5])*[.A5])" table:style-name="ce1">
            <text:p>0,033789216</text:p>
          </table:table-cell>
          <table:table-cell office:value-type="float" office:value="5595.608692445895" table:formula="of:=[.C20]*(LOG10([.A5])*[.A5])" table:style-name="ce1">
            <text:p>5595,608692</text:p>
          </table:table-cell>
          <table:table-cell table:number-columns-repeated="16380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6171" table:style-name="ce1">
            <text:p>6171</text:p>
          </table:table-cell>
          <table:table-cell office:value-type="float" office:value="2.6265330463082982E-2" table:formula="of:=[.B6]/(LOG10([.A6])*[.A6])" table:style-name="ce1">
            <text:p>0,02626533</text:p>
          </table:table-cell>
          <table:table-cell office:value-type="float" office:value="7141.8010226269107" table:formula="of:=[.C20]*(LOG10([.A6])*[.A6])" table:style-name="ce1">
            <text:p>7141,801023</text:p>
          </table:table-cell>
          <table:table-cell table:number-columns-repeated="16380"/>
        </table:table-row>
        <table:table-row table:style-name="ro1">
          <table:table-cell office:value-type="float" office:value="60000" table:style-name="ce1">
            <text:p>60000</text:p>
          </table:table-cell>
          <table:table-cell office:value-type="float" office:value="8347" table:style-name="ce1">
            <text:p>8347</text:p>
          </table:table-cell>
          <table:table-cell office:value-type="float" office:value="2.9115165966229473E-2" table:formula="of:=[.B7]/(LOG10([.A7])*[.A7])" table:style-name="ce1">
            <text:p>0,029115166</text:p>
          </table:table-cell>
          <table:table-cell office:value-type="float" office:value="8714.5750123368725" table:formula="of:=[.C20]*(LOG10([.A7])*[.A7])" table:style-name="ce1">
            <text:p>8714,575012</text:p>
          </table:table-cell>
          <table:table-cell table:number-columns-repeated="16380"/>
        </table:table-row>
        <table:table-row table:style-name="ro1">
          <table:table-cell office:value-type="float" office:value="70000" table:style-name="ce1">
            <text:p>70000</text:p>
          </table:table-cell>
          <table:table-cell office:value-type="float" office:value="9140" table:style-name="ce1">
            <text:p>9140</text:p>
          </table:table-cell>
          <table:table-cell office:value-type="float" office:value="2.6949181934622805E-2" table:formula="of:=[.B8]/(LOG10([.A8])*[.A8])" table:style-name="ce1">
            <text:p>0,026949182</text:p>
          </table:table-cell>
          <table:table-cell office:value-type="float" office:value="10309.454315937335" table:formula="of:=[.C20]*(LOG10([.A8])*[.A8])" table:style-name="ce1">
            <text:p>10309,45432</text:p>
          </table:table-cell>
          <table:table-cell table:number-columns-repeated="16380"/>
        </table:table-row>
        <table:table-row table:style-name="ro1">
          <table:table-cell office:value-type="float" office:value="80000" table:style-name="ce1">
            <text:p>80000</text:p>
          </table:table-cell>
          <table:table-cell office:value-type="float" office:value="10452" table:style-name="ce1">
            <text:p>10452</text:p>
          </table:table-cell>
          <table:table-cell office:value-type="float" office:value="2.664646179177186E-2" table:formula="of:=[.B9]/(LOG10([.A9])*[.A9])" table:style-name="ce1">
            <text:p>0,026646462</text:p>
          </table:table-cell>
          <table:table-cell office:value-type="float" office:value="11923.25741200941" table:formula="of:=[.C20]*(LOG10([.A9])*[.A9])" table:style-name="ce1">
            <text:p>11923,25741</text:p>
          </table:table-cell>
          <table:table-cell table:number-columns-repeated="16380"/>
        </table:table-row>
        <table:table-row table:style-name="ro1">
          <table:table-cell office:value-type="float" office:value="90000" table:style-name="ce1">
            <text:p>90000</text:p>
          </table:table-cell>
          <table:table-cell office:value-type="float" office:value="12355" table:style-name="ce1">
            <text:p>12355</text:p>
          </table:table-cell>
          <table:table-cell office:value-type="float" office:value="2.7709135658220654E-2" table:formula="of:=[.B10]/(LOG10([.A10])*[.A10])" table:style-name="ce1">
            <text:p>0,027709136</text:p>
          </table:table-cell>
          <table:table-cell office:value-type="float" office:value="13553.605479007354" table:formula="of:=[.C20]*(LOG10([.A10])*[.A10])" table:style-name="ce1">
            <text:p>13553,60548</text:p>
          </table:table-cell>
          <table:table-cell table:number-columns-repeated="16380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12868" table:style-name="ce1">
            <text:p>12868</text:p>
          </table:table-cell>
          <table:table-cell office:value-type="float" office:value="2.5735999999999998E-2" table:formula="of:=[.B11]/(LOG10([.A11])*[.A11])" table:style-name="ce1">
            <text:p>0,025736</text:p>
          </table:table-cell>
          <table:table-cell office:value-type="float" office:value="15198.65207915085" table:formula="of:=[.C20]*(LOG10([.A11])*[.A11])" table:style-name="ce1">
            <text:p>15198,65208</text:p>
          </table:table-cell>
          <table:table-cell table:number-columns-repeated="16380"/>
        </table:table-row>
        <table:table-row table:style-name="ro1">
          <table:table-cell office:value-type="float" office:value="110000" table:style-name="ce1">
            <text:p>110000</text:p>
          </table:table-cell>
          <table:table-cell office:value-type="float" office:value="15391" table:style-name="ce1">
            <text:p>15391</text:p>
          </table:table-cell>
          <table:table-cell office:value-type="float" office:value="2.7753874882648709E-2" table:formula="of:=[.B12]/(LOG10([.A12])*[.A12])" table:style-name="ce1">
            <text:p>0,027753875</text:p>
          </table:table-cell>
          <table:table-cell office:value-type="float" office:value="16856.922151541112" table:formula="of:=[.C20]*(LOG10([.A12])*[.A12])" table:style-name="ce1">
            <text:p>16856,92215</text:p>
          </table:table-cell>
          <table:table-cell table:number-columns-repeated="16380"/>
        </table:table-row>
        <table:table-row table:style-name="ro1">
          <table:table-cell office:value-type="float" office:value="120000" table:style-name="ce1">
            <text:p>120000</text:p>
          </table:table-cell>
          <table:table-cell office:value-type="float" office:value="15534" table:style-name="ce1">
            <text:p>15534</text:p>
          </table:table-cell>
          <table:table-cell office:value-type="float" office:value="2.548639115816782E-2" table:formula="of:=[.B13]/(LOG10([.A13])*[.A13])" table:style-name="ce1">
            <text:p>0,025486391</text:p>
          </table:table-cell>
          <table:table-cell office:value-type="float" office:value="18527.21006535018" table:formula="of:=[.C20]*(LOG10([.A13])*[.A13])" table:style-name="ce1">
            <text:p>18527,21007</text:p>
          </table:table-cell>
          <table:table-cell table:number-columns-repeated="16380"/>
        </table:table-row>
        <table:table-row table:style-name="ro1">
          <table:table-cell office:value-type="float" office:value="150000" table:style-name="ce1">
            <text:p>150000</text:p>
          </table:table-cell>
          <table:table-cell office:value-type="float" office:value="20798" table:style-name="ce1">
            <text:p>20798</text:p>
          </table:table-cell>
          <table:table-cell office:value-type="float" office:value="2.678726598777724E-2" table:formula="of:=[.B14]/(LOG10([.A14])*[.A14])" table:style-name="ce1">
            <text:p>0,026787266</text:p>
          </table:table-cell>
          <table:table-cell office:value-type="float" office:value="23600.883052896355" table:formula="of:=[.C20]*(LOG10([.A14])*[.A14])" table:style-name="ce1">
            <text:p>23600,88305</text:p>
          </table:table-cell>
          <table:table-cell table:number-columns-repeated="16380"/>
        </table:table-row>
        <table:table-row table:style-name="ro1">
          <table:table-cell office:value-type="float" office:value="200000" table:style-name="ce1">
            <text:p>200000</text:p>
          </table:table-cell>
          <table:table-cell office:value-type="float" office:value="28487" table:style-name="ce1">
            <text:p>28487</text:p>
          </table:table-cell>
          <table:table-cell office:value-type="float" office:value="2.6869306552972878E-2" table:formula="of:=[.B15]/(LOG10([.A15])*[.A15])" table:style-name="ce1">
            <text:p>0,026869307</text:p>
          </table:table-cell>
          <table:table-cell office:value-type="float" office:value="32227.404226095758" table:formula="of:=[.C20]*(LOG10([.A15])*[.A15])" table:style-name="ce1">
            <text:p>32227,40423</text:p>
          </table:table-cell>
          <table:table-cell table:number-columns-repeated="16380"/>
        </table:table-row>
        <table:table-row table:style-name="ro1">
          <table:table-cell office:value-type="float" office:value="300000" table:style-name="ce1">
            <text:p>300000</text:p>
          </table:table-cell>
          <table:table-cell office:value-type="float" office:value="42714" table:style-name="ce1">
            <text:p>42714</text:p>
          </table:table-cell>
          <table:table-cell office:value-type="float" office:value="2.5995407692920882E-2" table:formula="of:=[.B16]/(LOG10([.A16])*[.A16])" table:style-name="ce1">
            <text:p>0,025995408</text:p>
          </table:table-cell>
          <table:table-cell office:value-type="float" office:value="49946.916207483788" table:formula="of:=[.C20]*(LOG10([.A16])*[.A16])" table:style-name="ce1">
            <text:p>49946,91621</text:p>
          </table:table-cell>
          <table:table-cell table:number-columns-repeated="16380"/>
        </table:table-row>
        <table:table-row table:style-name="ro1">
          <table:table-cell office:value-type="float" office:value="400000" table:style-name="ce1">
            <text:p>400000</text:p>
          </table:table-cell>
          <table:table-cell office:value-type="float" office:value="58710" table:style-name="ce1">
            <text:p>58710</text:p>
          </table:table-cell>
          <table:table-cell office:value-type="float" office:value="2.620018354448345E-2" table:formula="of:=[.B17]/(LOG10([.A17])*[.A17])" table:style-name="ce1">
            <text:p>0,026200184</text:p>
          </table:table-cell>
          <table:table-cell office:value-type="float" office:value="68115.008587779637" table:formula="of:=[.C20]*(LOG10([.A17])*[.A17])" table:style-name="ce1">
            <text:p>68115,00859</text:p>
          </table:table-cell>
          <table:table-cell table:number-columns-repeated="16380"/>
        </table:table-row>
        <table:table-row table:style-name="ro1">
          <table:table-cell office:value-type="float" office:value="500000" table:style-name="ce1">
            <text:p>500000</text:p>
          </table:table-cell>
          <table:table-cell office:value-type="float" office:value="72491" table:style-name="ce1">
            <text:p>72491</text:p>
          </table:table-cell>
          <table:table-cell office:value-type="float" office:value="2.5440035636209966E-2" table:formula="of:=[.B18]/(LOG10([.A18])*[.A18])" table:style-name="ce1">
            <text:p>0,025440036</text:p>
          </table:table-cell>
          <table:table-cell office:value-type="float" office:value="86616.662305419974" table:formula="of:=[.C20]*(LOG10([.A18])*[.A18])" table:style-name="ce1">
            <text:p>86616,6623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K Promedio:</text:p>
          </table:table-cell>
          <table:table-cell office:value-type="float" office:value="3.0397304158301702E-2" table:formula="of:=AVERAGE([.C2:.C18])" table:style-name="ce1">
            <text:p>0,030397304</text:p>
          </table:table-cell>
          <table:table-cell table:number-columns-repeated="16381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meta:initial-creator>Adrián Anguita</meta:initial-creator>
    <dc:creator>Adrián Anguita</dc:creator>
    <meta:creation-date>2024-03-10T16:37:19Z</meta:creation-date>
    <dc:date>2024-03-11T01:39:5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ítulo del gráfico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Hoja1.$B$1" chart:values-cell-range-address="Hoja1.$B$2:.$B$18" chart:class="chart:scatter" chart:attached-axis="primary-y" chart:style-name="G0S0">
            <chart:domain table:cell-range-address="Hoja1.$A$2:.$A$18"/>
            <chart:data-point chart:repeated="17"/>
          </chart:series>
          <chart:series chart:label-cell-address="Hoja1.$D$1" chart:values-cell-range-address="Hoja1.$D$2:.$D$18" chart:class="chart:scatter" chart:attached-axis="primary-y" chart:style-name="G0S1">
            <chart:domain table:cell-range-address="Hoja1.$A$2:.$A$18"/>
            <chart:data-point chart:repeated="1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